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13F30EEFD6FBF20.png" manifest:media-type="image/png"/>
  <manifest:file-entry manifest:full-path="Pictures/100002010000055600000300E70AF2ACBF2E8EF5.png" manifest:media-type="image/png"/>
  <manifest:file-entry manifest:full-path="Pictures/10000201000005560000030004FD0C3111A9A953.png" manifest:media-type="image/png"/>
  <manifest:file-entry manifest:full-path="Pictures/1000020100000556000003006A84C70E814A02C0.png" manifest:media-type="image/png"/>
  <manifest:file-entry manifest:full-path="Pictures/1000020100000556000003006F630FEDEED505D0.png" manifest:media-type="image/png"/>
  <manifest:file-entry manifest:full-path="Pictures/10000201000005560000030033024FA7D221E51D.png" manifest:media-type="image/png"/>
  <manifest:file-entry manifest:full-path="Pictures/10000201000005560000030063A2E259728D3F9D.png" manifest:media-type="image/png"/>
  <manifest:file-entry manifest:full-path="Pictures/1000020100000556000003008C166C16033BB167.png" manifest:media-type="image/png"/>
  <manifest:file-entry manifest:full-path="Pictures/100002010000055600000300BEB158DE5EA04964.png" manifest:media-type="image/png"/>
  <manifest:file-entry manifest:full-path="Pictures/10000201000005560000030053AC3FDD35EAE3D1.png" manifest:media-type="image/png"/>
  <manifest:file-entry manifest:full-path="Pictures/100002010000055600000300F4BFB5A2AC9F14ED.png" manifest:media-type="image/png"/>
  <manifest:file-entry manifest:full-path="Pictures/100002010000055600000300C17F716376777F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507"/>
    </style:style>
    <style:style style:name="P2" style:family="paragraph" style:parent-style-name="Standard">
      <style:paragraph-properties fo:break-before="page"/>
      <style:text-properties officeooo:paragraph-rsid="0012b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681in, 2.7193in, 2.5646in, 4.1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61in, 2.2098in, 1.3126in, 4.35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193in" fo:border="none" style:mirror="none" fo:clip="rect(2.0689in, 2.3866in, 1.1252in, 2.85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862in, 7.3902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5in, 2.6752in, 2.5516in, 3.780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602in, 7.1252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3618in, 8.0547in, -0.001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063in, 6.0634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1181in, 5.8862in, 3.1181in, 1.145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7.6118in, 1.278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6.0646in, 3.5374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744in, 6.152in, 3.550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#111111" style:background-transparency="0%" draw:fill="solid" draw:fill-color="#111111" draw:opacity="100%" fo:padding="0.0193in" fo:border="none" style:mirror="none" fo:clip="rect(1.6047in, 2.8965in, 2.3417in, 2.695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3" draw:name="Image1" text:anchor-type="char" svg:x="0.6953in" svg:y="-0.3327in" svg:width="4.0626in" svg:height="1.9063in" draw:z-index="0"><draw:image xlink:href="Pictures/100002010000055600000300C17F716376777F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Image3" text:anchor-type="char" svg:x="3.4in" svg:y="0.1547in" svg:width="3.8402in" svg:height="2.0984in" draw:z-index="2"><draw:image xlink:href="Pictures/100002010000055600000300F4BFB5A2AC9F14ED.png" xlink:type="simple" xlink:show="embed" xlink:actuate="onLoad" loext:mime-type="image/png"/></draw:frame></text:p>
      <text:p text:style-name="P1"><draw:frame draw:style-name="fr12" draw:name="Image2" text:anchor-type="char" svg:x="-0.5311in" svg:y="0.0516in" svg:width="3.7992in" svg:height="2.0102in" draw:z-index="1"><draw:image xlink:href="Pictures/10000201000005560000030053AC3FDD35EAE3D1.png" xlink:type="simple" xlink:show="embed" xlink:actuate="onLoad" loext:mime-type="image/png"/></draw:frame><draw:frame draw:style-name="fr10" draw:name="Image4" text:anchor-type="char" svg:x="-0.272in" svg:y="2.2134in" svg:width="3.1126in" svg:height="3.161in" draw:z-index="3"><draw:image xlink:href="Pictures/100002010000055600000300BEB158DE5EA04964.png" xlink:type="simple" xlink:show="embed" xlink:actuate="onLoad" loext:mime-type="image/png"/></draw:frame><draw:frame draw:style-name="fr9" draw:name="Image5" text:anchor-type="char" svg:x="3.3929in" svg:y="2.6972in" svg:width="3.3854in" svg:height="1.7701in" draw:z-index="4"><draw:image xlink:href="Pictures/10000201000005560000030063A2E259728D3F9D.png" xlink:type="simple" xlink:show="embed" xlink:actuate="onLoad" loext:mime-type="image/png"/></draw:frame></text:p>
      <text:p text:style-name="P2"><draw:frame draw:style-name="fr3" draw:name="Image6" text:anchor-type="char" svg:x="0.8929in" svg:y="-0.6835in" svg:width="4.2291in" svg:height="2.2602in" draw:z-index="10"><draw:image xlink:href="Pictures/10000201000005560000030033024FA7D221E51D.png" xlink:type="simple" xlink:show="embed" xlink:actuate="onLoad" loext:mime-type="image/png"/></draw:frame><draw:frame draw:style-name="fr8" draw:name="Image7" text:anchor-type="char" svg:x="-0.5528in" svg:y="1.7382in" svg:width="3.8409in" svg:height="3.3835in" draw:z-index="5"><draw:image xlink:href="Pictures/10000201000005560000030004FD0C3111A9A953.png" xlink:type="simple" xlink:show="embed" xlink:actuate="onLoad" loext:mime-type="image/png"/></draw:frame><draw:frame draw:style-name="fr7" draw:name="Image8" text:anchor-type="char" svg:x="3.8634in" svg:y="1.7508in" svg:width="2.9043in" svg:height="0.3008in" draw:z-index="6"><draw:image xlink:href="Pictures/100002010000055600000300E70AF2ACBF2E8EF5.png" xlink:type="simple" xlink:show="embed" xlink:actuate="onLoad" loext:mime-type="image/png"/></draw:frame><draw:frame draw:style-name="fr6" draw:name="Image9" text:anchor-type="char" svg:x="3.6862in" svg:y="2.1134in" svg:width="3.3417in" svg:height="3.2165in" draw:z-index="7"><draw:image xlink:href="Pictures/1000020100000556000003006F630FEDEED505D0.png" xlink:type="simple" xlink:show="embed" xlink:actuate="onLoad" loext:mime-type="image/png"/></draw:frame><draw:frame draw:style-name="fr5" draw:name="Image10" text:anchor-type="char" svg:x="-0.4508in" svg:y="5.2902in" svg:width="3.6563in" svg:height="1.8335in" draw:z-index="8"><draw:image xlink:href="Pictures/100002010000055600000300613F30EEFD6FBF20.png" xlink:type="simple" xlink:show="embed" xlink:actuate="onLoad" loext:mime-type="image/png"/></draw:frame><draw:frame draw:style-name="fr4" draw:name="Image11" text:anchor-type="char" svg:x="3.75in" svg:y="5.5091in" svg:width="3.2165in" svg:height="2.1228in" draw:z-index="9"><draw:image xlink:href="Pictures/1000020100000556000003008C166C16033BB167.png" xlink:type="simple" xlink:show="embed" xlink:actuate="onLoad" loext:mime-type="image/png"/></draw:frame><draw:frame draw:style-name="fr2" draw:name="Image12" text:anchor-type="char" svg:x="-0.378in" svg:y="7.5665in" svg:width="3.6043in" svg:height="1.75in" draw:z-index="11"><draw:image xlink:href="Pictures/1000020100000556000003008C166C16033BB167.png" xlink:type="simple" xlink:show="embed" xlink:actuate="onLoad" loext:mime-type="image/png"/></draw:frame><draw:frame draw:style-name="fr1" draw:name="Image13" text:anchor-type="char" svg:x="3.5909in" svg:y="8.0146in" svg:width="3.4791in" svg:height="1.4898in" draw:z-index="12"><draw:image xlink:href="Pictures/1000020100000556000003006A84C70E814A02C0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6:24:55.816993692</meta:creation-date>
    <dc:date>2021-03-29T19:40:57.452108811</dc:date>
    <meta:editing-duration>PT3H5M17S</meta:editing-duration>
    <meta:editing-cycles>7</meta:editing-cycles>
    <meta:generator>LibreOffice/6.4.6.2$Linux_X86_64 LibreOffice_project/40$Build-2</meta:generator>
    <meta:document-statistic meta:table-count="0" meta:image-count="13" meta:object-count="0" meta:page-count="3" meta:paragraph-count="0" meta:word-count="0" meta:character-count="0" meta:non-whitespace-character-count="0"/>
  </office:meta>
</office:document-meta>
</file>